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Policepardéfaut" style:family="text">
      <style:text-properties fo:font-weight="bold" style:font-weight-asian="bold" style:font-weight-complex="bold" fo:font-size="14pt" style:font-size-asian="14pt" style:font-size-complex="14pt"/>
    </style:style>
    <style:style style:name="T3"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P4" style:parent-style-name="NormalWeb" style:family="paragraph">
      <style:paragraph-properties fo:margin-top="0.0833in" fo:margin-bottom="0.0833in" fo:background-color="#FFFFFF"/>
    </style:style>
    <style:style style:name="T5" style:parent-style-name="Policepardéfaut" style:family="text">
      <style:text-properties style:text-underline-type="single" style:text-underline-style="solid" style:text-underline-width="auto" style:text-underline-mode="continuous"/>
    </style:style>
    <style:style style:name="T6" style:parent-style-name="Policepardéfaut" style:family="text">
      <style:text-properties style:text-underline-type="single" style:text-underline-style="solid" style:text-underline-width="auto" style:text-underline-mode="continuous"/>
    </style:style>
    <style:style style:name="T7" style:parent-style-name="Policepardéfaut" style:family="text">
      <style:text-properties style:font-name="Calibri" style:font-name-complex="Calibri" fo:font-size="10.5pt" style:font-size-asian="10.5pt" style:font-size-complex="10.5pt"/>
    </style:style>
    <style:style style:name="T8" style:parent-style-name="lang-en" style:family="text">
      <style:text-properties style:font-name="Calibri" style:font-name-complex="Calibri" fo:font-style="italic" style:font-style-asian="italic" style:font-style-complex="italic" fo:font-size="10.5pt" style:font-size-asian="10.5pt" style:font-size-complex="10.5pt" fo:language="en"/>
    </style:style>
    <style:style style:name="T9" style:parent-style-name="Policepardéfaut" style:family="text">
      <style:text-properties style:font-name="Calibri" style:font-name-complex="Calibri" fo:font-size="10.5pt" style:font-size-asian="10.5pt" style:font-size-complex="10.5pt"/>
    </style:style>
    <style:style style:name="T10" style:parent-style-name="Lienhypertexte" style:family="text">
      <style:text-properties style:font-name="Calibri" style:font-name-complex="Calibri" style:use-window-font-color="true" style:text-position="super 64.7%" fo:font-size="8.5pt" style:font-size-asian="8.5pt" style:font-size-complex="8.5pt" style:text-underline-type="none"/>
    </style:style>
    <style:style style:name="T11" style:parent-style-name="Policepardéfaut" style:family="text">
      <style:text-properties style:font-name="Calibri" style:font-name-complex="Calibri" fo:font-size="10.5pt" style:font-size-asian="10.5pt" style:font-size-complex="10.5pt"/>
    </style:style>
    <style:style style:name="T12" style:parent-style-name="Lienhypertexte" style:family="text">
      <style:text-properties style:font-name="Calibri" style:font-name-complex="Calibri" style:use-window-font-color="true" fo:font-size="10.5pt" style:font-size-asian="10.5pt" style:font-size-complex="10.5pt" style:text-underline-type="none"/>
    </style:style>
    <style:style style:name="T13" style:parent-style-name="Policepardéfaut" style:family="text">
      <style:text-properties style:font-name="Calibri" style:font-name-complex="Calibri" fo:font-size="10.5pt" style:font-size-asian="10.5pt" style:font-size-complex="10.5pt"/>
    </style:style>
    <style:style style:name="T14" style:parent-style-name="Lienhypertexte" style:family="text">
      <style:text-properties style:font-name="Calibri" style:font-name-complex="Calibri" style:use-window-font-color="true" fo:font-size="10.5pt" style:font-size-asian="10.5pt" style:font-size-complex="10.5pt" style:text-underline-type="none"/>
    </style:style>
    <style:style style:name="T15" style:parent-style-name="Policepardéfaut" style:family="text">
      <style:text-properties style:font-name="Calibri" style:font-name-complex="Calibri" fo:font-size="10.5pt" style:font-size-asian="10.5pt" style:font-size-complex="10.5pt"/>
    </style:style>
    <style:style style:name="T16" style:parent-style-name="Lienhypertexte" style:family="text">
      <style:text-properties style:font-name="Calibri" style:font-name-complex="Calibri" style:use-window-font-color="true" fo:font-size="10.5pt" style:font-size-asian="10.5pt" style:font-size-complex="10.5pt" style:text-underline-type="none"/>
    </style:style>
    <style:style style:name="T17" style:parent-style-name="Policepardéfaut" style:family="text">
      <style:text-properties style:font-name="Calibri" style:font-name-complex="Calibri" fo:font-size="10.5pt" style:font-size-asian="10.5pt" style:font-size-complex="10.5pt"/>
    </style:style>
    <style:style style:name="T18" style:parent-style-name="Lienhypertexte" style:family="text">
      <style:text-properties style:font-name="Calibri" style:font-name-complex="Calibri" style:use-window-font-color="true" fo:font-size="10.5pt" style:font-size-asian="10.5pt" style:font-size-complex="10.5pt" style:text-underline-type="none"/>
    </style:style>
    <style:style style:name="T19" style:parent-style-name="Policepardéfaut" style:family="text">
      <style:text-properties style:font-name="Calibri" style:font-name-complex="Calibri" fo:font-size="10.5pt" style:font-size-asian="10.5pt" style:font-size-complex="10.5pt"/>
    </style:style>
    <style:style style:name="T20" style:parent-style-name="Lienhypertexte" style:family="text">
      <style:text-properties style:font-name="Calibri" style:font-name-complex="Calibri" style:use-window-font-color="true" fo:font-size="10.5pt" style:font-size-asian="10.5pt" style:font-size-complex="10.5pt" style:text-underline-type="none"/>
    </style:style>
    <style:style style:name="T21" style:parent-style-name="Policepardéfaut" style:family="text">
      <style:text-properties style:font-name="Calibri" style:font-name-complex="Calibri" fo:font-size="10.5pt" style:font-size-asian="10.5pt" style:font-size-complex="10.5pt"/>
    </style:style>
    <style:style style:name="P22" style:parent-style-name="NormalWeb" style:family="paragraph">
      <style:paragraph-properties fo:margin-top="0.0833in" fo:margin-bottom="0.0833in" fo:background-color="#FFFFFF"/>
    </style:style>
    <style:style style:name="T23" style:parent-style-name="Policepardéfaut" style:family="text">
      <style:text-properties style:font-name="Calibri" style:font-name-complex="Calibri" fo:font-size="10.5pt" style:font-size-asian="10.5pt" style:font-size-complex="10.5pt"/>
    </style:style>
    <style:style style:name="T24" style:parent-style-name="Lienhypertexte" style:family="text">
      <style:text-properties style:font-name="Calibri" style:font-name-complex="Calibri" style:use-window-font-color="true" fo:font-size="10.5pt" style:font-size-asian="10.5pt" style:font-size-complex="10.5pt" style:text-underline-type="none"/>
    </style:style>
    <style:style style:name="T25" style:parent-style-name="Policepardéfaut" style:family="text">
      <style:text-properties style:font-name="Calibri" style:font-name-complex="Calibri" fo:font-size="10.5pt" style:font-size-asian="10.5pt" style:font-size-complex="10.5pt"/>
    </style:style>
    <style:style style:name="T26" style:parent-style-name="Lienhypertexte" style:family="text">
      <style:text-properties style:font-name="Calibri" style:font-name-complex="Calibri" style:use-window-font-color="true" fo:font-size="10.5pt" style:font-size-asian="10.5pt" style:font-size-complex="10.5pt" style:text-underline-type="none"/>
    </style:style>
    <style:style style:name="T27" style:parent-style-name="Policepardéfaut" style:family="text">
      <style:text-properties style:font-name="Calibri" style:font-name-complex="Calibri" fo:font-size="10.5pt" style:font-size-asian="10.5pt" style:font-size-complex="10.5pt"/>
    </style:style>
    <style:style style:name="T28" style:parent-style-name="Lienhypertexte" style:family="text">
      <style:text-properties style:font-name="Calibri" style:font-name-complex="Calibri" style:use-window-font-color="true" fo:font-size="10.5pt" style:font-size-asian="10.5pt" style:font-size-complex="10.5pt" style:text-underline-type="none"/>
    </style:style>
    <style:style style:name="T29" style:parent-style-name="Policepardéfaut" style:family="text">
      <style:text-properties style:font-name="Calibri" style:font-name-complex="Calibri" fo:font-size="10.5pt" style:font-size-asian="10.5pt" style:font-size-complex="10.5pt"/>
    </style:style>
    <style:style style:name="T30" style:parent-style-name="Lienhypertexte" style:family="text">
      <style:text-properties style:font-name="Calibri" style:font-name-complex="Calibri" style:use-window-font-color="true" fo:font-size="10.5pt" style:font-size-asian="10.5pt" style:font-size-complex="10.5pt" style:text-underline-type="none"/>
    </style:style>
    <style:style style:name="T31" style:parent-style-name="Policepardéfaut" style:family="text">
      <style:text-properties style:font-name="Calibri" style:font-name-complex="Calibri" fo:font-size="10.5pt" style:font-size-asian="10.5pt" style:font-size-complex="10.5pt"/>
    </style:style>
    <style:style style:name="T32" style:parent-style-name="Lienhypertexte" style:family="text">
      <style:text-properties style:font-name="Calibri" style:font-name-complex="Calibri" style:use-window-font-color="true" fo:font-size="10.5pt" style:font-size-asian="10.5pt" style:font-size-complex="10.5pt" style:text-underline-type="none"/>
    </style:style>
    <style:style style:name="T33" style:parent-style-name="Policepardéfaut" style:family="text">
      <style:text-properties style:font-name="Calibri" style:font-name-complex="Calibri" fo:font-size="10.5pt" style:font-size-asian="10.5pt" style:font-size-complex="10.5pt"/>
    </style:style>
    <style:style style:name="P34" style:parent-style-name="NormalWeb" style:family="paragraph">
      <style:paragraph-properties fo:margin-top="0.0833in" fo:margin-bottom="0.0833in" fo:background-color="#FFFFFF"/>
    </style:style>
    <style:style style:name="T35" style:parent-style-name="Policepardéfaut" style:family="text">
      <style:text-properties style:font-name="Calibri" style:font-name-complex="Calibri" fo:font-size="10.5pt" style:font-size-asian="10.5pt" style:font-size-complex="10.5pt"/>
    </style:style>
    <style:style style:name="T36" style:parent-style-name="Lienhypertexte" style:family="text">
      <style:text-properties style:font-name="Calibri" style:font-name-complex="Calibri" style:use-window-font-color="true" style:text-position="super 64.7%" fo:font-size="8.5pt" style:font-size-asian="8.5pt" style:font-size-complex="8.5pt" style:text-underline-type="none"/>
    </style:style>
    <style:style style:name="T37" style:parent-style-name="Policepardéfaut" style:family="text">
      <style:text-properties style:font-name="Calibri" style:font-name-complex="Calibri" fo:font-size="10.5pt" style:font-size-asian="10.5pt" style:font-size-complex="10.5pt"/>
    </style:style>
    <style:style style:name="T38" style:parent-style-name="Lienhypertexte" style:family="text">
      <style:text-properties style:font-name="Calibri" style:font-name-complex="Calibri" style:use-window-font-color="true" fo:font-size="10.5pt" style:font-size-asian="10.5pt" style:font-size-complex="10.5pt" style:text-underline-type="none"/>
    </style:style>
    <style:style style:name="T39" style:parent-style-name="Policepardéfaut" style:family="text">
      <style:text-properties style:font-name="Calibri" style:font-name-complex="Calibri" fo:font-size="10.5pt" style:font-size-asian="10.5pt" style:font-size-complex="10.5pt"/>
    </style:style>
    <style:style style:name="T40" style:parent-style-name="Lienhypertexte" style:family="text">
      <style:text-properties style:font-name="Calibri" style:font-name-complex="Calibri" style:use-window-font-color="true" fo:font-size="10.5pt" style:font-size-asian="10.5pt" style:font-size-complex="10.5pt" style:text-underline-type="none"/>
    </style:style>
    <style:style style:name="T41" style:parent-style-name="Policepardéfaut" style:family="text">
      <style:text-properties style:font-name="Calibri" style:font-name-complex="Calibri" fo:font-size="10.5pt" style:font-size-asian="10.5pt" style:font-size-complex="10.5pt"/>
    </style:style>
    <style:style style:name="T42" style:parent-style-name="Policepardéfaut" style:family="text">
      <style:text-properties style:font-name="Arial" style:font-name-complex="Arial" fo:color="#202122" fo:font-size="10.5pt" style:font-size-asian="10.5pt" style:font-size-complex="10.5pt"/>
    </style:style>
    <style:style style:name="P43"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P44"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T45"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46"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47" style:parent-style-name="tlf_cdefinition" style:family="text">
      <style:text-properties style:font-name="Calibri" style:font-name-complex="Calibri" fo:color="#000000" fo:font-size="10.5pt" style:font-size-asian="10.5pt" style:font-size-complex="10.5pt" fo:background-color="#FFFF00"/>
    </style:style>
    <style:style style:name="T48" style:parent-style-name="Policepardéfaut" style:family="text">
      <style:text-properties style:font-name="Calibri" style:font-name-complex="Calibri" fo:color="#000000" fo:font-size="10.5pt" style:font-size-asian="10.5pt" style:font-size-complex="10.5pt" fo:background-color="#FFFFFF"/>
    </style:style>
    <style:style style:name="T49" style:parent-style-name="tlf_cexemple" style:family="text">
      <style:text-properties style:font-name="Calibri" style:font-name-complex="Calibri" fo:color="#000000" fo:font-size="10.5pt" style:font-size-asian="10.5pt" style:font-size-complex="10.5pt" fo:background-color="#FFFFFF"/>
    </style:style>
    <style:style style:name="T50" style:parent-style-name="tlf_cpublication" style:family="text">
      <style:text-properties style:font-name="Calibri" style:font-name-complex="Calibri" fo:color="#000000" fo:font-size="10.5pt" style:font-size-asian="10.5pt" style:font-size-complex="10.5pt" fo:background-color="#FFFFFF"/>
    </style:style>
    <style:style style:name="T51" style:parent-style-name="tlf_cdate" style:family="text">
      <style:text-properties style:font-name="Calibri" style:font-name-complex="Calibri" fo:color="#000000" fo:font-size="10.5pt" style:font-size-asian="10.5pt" style:font-size-complex="10.5pt" fo:background-color="#FFFFFF"/>
    </style:style>
    <style:style style:name="T52" style:parent-style-name="tlf_cexemple" style:family="text">
      <style:text-properties style:font-name="Calibri" style:font-name-complex="Calibri" fo:color="#000000" fo:font-size="10.5pt" style:font-size-asian="10.5pt" style:font-size-complex="10.5pt" fo:background-color="#FFFFFF"/>
    </style:style>
    <style:style style:name="T53" style:parent-style-name="tlf_cexemple" style:family="text">
      <style:text-properties style:font-name="Calibri" style:font-name-complex="Calibri" fo:color="#000000" fo:font-size="10.5pt" style:font-size-asian="10.5pt" style:font-size-complex="10.5pt" fo:background-color="#FFFFFF"/>
    </style:style>
    <style:style style:name="T54" style:parent-style-name="tlf_cexemple" style:family="text">
      <style:text-properties style:font-name="Calibri" style:font-name-complex="Calibri" fo:color="#000000" fo:font-size="10.5pt" style:font-size-asian="10.5pt" style:font-size-complex="10.5pt" fo:background-color="#FFFFFF"/>
    </style:style>
    <style:style style:name="T55"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56" style:parent-style-name="Policepardéfaut" style:family="text">
      <style:text-properties fo:font-size="14pt" style:font-size-asian="14pt" style:font-size-complex="14pt"/>
    </style:style>
    <style:style style:name="T57"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58"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59"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60"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61"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62"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63"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64" style:parent-style-name="Policepardéfaut" style:family="text">
      <style:text-properties fo:background-color="#FF00FF"/>
    </style:style>
    <style:style style:name="T65" style:parent-style-name="Policepardéfaut" style:family="text">
      <style:text-properties fo:background-color="#FF00FF"/>
    </style:style>
    <style:style style:name="P66" style:parent-style-name="Normal" style:family="paragraph">
      <style:text-properties fo:font-weight="bold" style:font-weight-asian="bold" style:font-weight-complex="bold" fo:font-size="14pt" style:font-size-asian="14pt" style:font-size-complex="14pt"/>
    </style:style>
    <style:style style:name="P67" style:parent-style-name="Normal" style:family="paragraph">
      <style:text-properties fo:font-weight="bold" style:font-weight-asian="bold" style:font-weight-complex="bold" fo:font-size="14pt" style:font-size-asian="14pt" style:font-size-complex="14pt"/>
    </style:style>
    <style:style style:name="P68" style:parent-style-name="Normal" style:family="paragraph">
      <style:paragraph-properties fo:text-indent="0.4916in"/>
    </style:style>
    <style:style style:name="P69" style:parent-style-name="Normal" style:family="paragraph">
      <style:text-properties fo:font-weight="bold" style:font-weight-asian="bold" style:font-weight-complex="bold" fo:font-size="14pt" style:font-size-asian="14pt" style:font-size-complex="14pt"/>
    </style:style>
    <style:style style:name="P70" style:parent-style-name="Normal" style:family="paragraph">
      <style:paragraph-properties fo:text-indent="0.4916in"/>
    </style:style>
    <style:style style:name="P71" style:parent-style-name="Normal" style:family="paragraph">
      <style:text-properties fo:font-weight="bold" style:font-weight-asian="bold" style:font-weight-complex="bold" fo:font-size="14pt" style:font-size-asian="14pt" style:font-size-complex="14pt"/>
    </style:style>
    <style:style style:name="P72" style:parent-style-name="Normal" style:family="paragraph">
      <style:text-properties fo:font-weight="bold" style:font-weight-asian="bold" style:font-weight-complex="bold" fo:font-size="18pt" style:font-size-asian="18pt" style:font-size-complex="18pt"/>
    </style:style>
  </office:automatic-styles>
  <office:body>
    <office:text text:use-soft-page-breaks="true">
      <text:p text:style-name="P1"><text:span text:style-name="T2">Système d’exploitation (Cent OS)</text:span></text:p>
      <text:p text:style-name="Normal"><text:span text:style-name="T3">Pilote informatique</text:span> : est un programme informatique permettant la liaison avec d’autre programme (système d’exploitation) afin d’interagir avec un périphérique<text:s/></text:p>
      <text:p text:style-name="Normal"/>
      <text:p text:style-name="P4"><text:s/><text:span text:style-name="T5">Noyau</text:span><text:span text:style-name="T6"> :<text:s/></text:span><text:span text:style-name="T7">Un noyau de système d’exploitation, ou simplement noyau, ou </text:span><text:span text:style-name="T8">kernel</text:span><text:span text:style-name="T9"> en anglais</text:span><text:a xlink:href="https://fr.wikipedia.org/wiki/Noyau_de_syst%C3%A8me_d%27exploitation#cite_note-1" office:target-frame-name="_top" xlink:show="replace"><text:span text:style-name="T10">1</text:span></text:a><text:span text:style-name="T11">, est une des parties fondamentales de certains </text:span><text:a office:title="Système d'exploitation" xlink:href="https://fr.wikipedia.org/wiki/Syst%C3%A8me_d%27exploitation" office:target-frame-name="_top" xlink:show="replace"><text:span text:style-name="T12">systèmes d’exploitation</text:span></text:a><text:span text:style-name="T13">. Il gère les </text:span><text:a office:title="Ressource (informatique)" xlink:href="https://fr.wikipedia.org/wiki/Ressource_(informatique)" office:target-frame-name="_top" xlink:show="replace"><text:span text:style-name="T14">ressources</text:span></text:a><text:span text:style-name="T15"> de l’</text:span><text:a office:title="Ordinateur" xlink:href="https://fr.wikipedia.org/wiki/Ordinateur" office:target-frame-name="_top" xlink:show="replace"><text:span text:style-name="T16">ordinateur</text:span></text:a><text:span text:style-name="T17"> et permet aux différents composants — </text:span><text:a office:title="Matériel informatique" xlink:href="https://fr.wikipedia.org/wiki/Mat%C3%A9riel_informatique" office:target-frame-name="_top" xlink:show="replace"><text:span text:style-name="T18">matériels</text:span></text:a><text:span text:style-name="T19"> et </text:span><text:a office:title="Logiciel" xlink:href="https://fr.wikipedia.org/wiki/Logiciel" office:target-frame-name="_top" xlink:show="replace"><text:span text:style-name="T20">logiciels</text:span></text:a><text:span text:style-name="T21"> — de communiquer entre eux.</text:span></text:p>
      <text:p text:style-name="P22"><text:span text:style-name="T23">En tant que partie du système d’exploitation, le noyau fournit des mécanismes d’</text:span><text:a office:title="Abstraction (informatique)" xlink:href="https://fr.wikipedia.org/wiki/Abstraction_(informatique)" office:target-frame-name="_top" xlink:show="replace"><text:span text:style-name="T24">abstraction</text:span></text:a><text:span text:style-name="T25"> du matériel, notamment de la </text:span><text:a office:title="Mémoire vive" xlink:href="https://fr.wikipedia.org/wiki/M%C3%A9moire_vive" office:target-frame-name="_top" xlink:show="replace"><text:span text:style-name="T26">mémoire</text:span></text:a><text:span text:style-name="T27">, du (ou des) </text:span><text:a office:title="Microprocesseur" xlink:href="https://fr.wikipedia.org/wiki/Microprocesseur" office:target-frame-name="_top" xlink:show="replace"><text:span text:style-name="T28">processeur</text:span></text:a><text:span text:style-name="T29">(s), et des échanges d’informations entre logiciels et </text:span><text:a office:title="Périphérique informatique" xlink:href="https://fr.wikipedia.org/wiki/P%C3%A9riph%C3%A9rique_informatique" office:target-frame-name="_top" xlink:show="replace"><text:span text:style-name="T30">périphériques matériels</text:span></text:a><text:span text:style-name="T31">. Le noyau autorise aussi diverses abstractions logicielles et facilite la </text:span><text:a office:title="Communication inter-processus" xlink:href="https://fr.wikipedia.org/wiki/Communication_inter-processus" office:target-frame-name="_top" xlink:show="replace"><text:span text:style-name="T32">communication entre les processus</text:span></text:a><text:span text:style-name="T33">.</text:span></text:p>
      <text:p text:style-name="P34"><text:span text:style-name="T35">Le noyau d’un système d’exploitation est lui-même un logiciel, mais ne peut cependant utiliser tous les mécanismes d’abstraction qu’il fournit aux autres logiciels</text:span><text:a xlink:href="https://fr.wikipedia.org/wiki/Noyau_de_syst%C3%A8me_d%27exploitation#cite_note-2" office:target-frame-name="_top" xlink:show="replace"><text:span text:style-name="T36">note 1</text:span></text:a><text:span text:style-name="T37">. Son rôle central impose par ailleurs des performances élevées. Cela fait du noyau la partie la plus critique d’un système d’exploitation et rend sa </text:span><text:a office:title="Conception de logiciel" xlink:href="https://fr.wikipedia.org/wiki/Conception_de_logiciel" office:target-frame-name="_top" xlink:show="replace"><text:span text:style-name="T38">conception</text:span></text:a><text:span text:style-name="T39"> et sa </text:span><text:a office:title="Programmation informatique" xlink:href="https://fr.wikipedia.org/wiki/Programmation_informatique" office:target-frame-name="_top" xlink:show="replace"><text:span text:style-name="T40">programmation</text:span></text:a><text:span text:style-name="T41"> particulièrement délicates. Plusieurs techniques sont mises en œuvre pour simplifier la programmation des noyaux tout en garantissant de bonnes performances</text:span><text:span text:style-name="T42">.</text:span></text:p>
      <text:p text:style-name="P43"/>
      <text:p text:style-name="Normal"/>
      <text:p text:style-name="Normal"><text:s/>- API : un api est un programme permettant de faire la liaison entre plusieurs programme différent lorsqu’on utilise un site web par exemple l’api se charge de faire la traduction du code source pour le navigateur<text:s/></text:p>
      <text:p text:style-name="P44"/>
      <text:p text:style-name="Normal"><text:span text:style-name="T45">Output</text:span><text:span text:style-name="T46"> </text:span>:<text:s/><text:span text:style-name="T47">Sortie des données après traitement; ensemble des informations traitées; action d'extraire des données.</text:span><text:span text:style-name="T48"> </text:span><text:span text:style-name="T49">L'entrée (input) de l'algorithme de l'ordre des mots (...), pour une proposition simple, est constituée par (...) [diverses] informations (...). La sortie (output) de l'algorithme est une séquence linéaire de mots ou, plus précisément, l'attribution à chaque mot dans la phrase d'un numéro d'ordre (</text:span><text:span text:style-name="T50">T.A. Informations,</text:span><text:span text:style-name="T51">1967,</text:span><text:span text:style-name="T52"><text:s/>no2, pp.66-67</text:span><text:span text:style-name="T53">). L’output</text:span><text:span text:style-name="T54"><text:s/>est généralement un terminal, quelquefois à double usage (input et output)</text:span></text:p>
      <text:p text:style-name="Normal"><text:span text:style-name="T55">Bios</text:span><text:span text:style-name="T56"> </text:span>: micrologiciel permettent de faire les opérations de base d’un<text:s/>ordinateur (identification<text:s/>périphérique entrée sortie)</text:p>
      <text:p text:style-name="Normal"><text:span text:style-name="T57">Environnement Graphique (GUI)</text:span><text:span text:style-name="T58"> :</text:span><text:s/>un environnement graphique c’est<text:s/>ce que nous connaissons aujourd’hui utile pour faciliter l’utilisation d’un ordinateur pour tous les particuliers.<text:s/></text:p>
      <text:p text:style-name="Normal"><text:span text:style-name="T59">VPN</text:span><text:span text:style-name="T60"> </text:span>: un vpn permet de chiffrer les données et ainsi permettre<text:s/>à l’utilisateur<text:s/>de se protéger sur le net<text:s/></text:p>
      <text:p text:style-name="Normal"><text:span text:style-name="T61">Invite de Commande</text:span><text:s/>c’est ce qui permet<text:s/>de<text:s/>contrôler l’ordinateur<text:s/></text:p>
      <text:p text:style-name="Normal"><text:span text:style-name="T62">UEFI</text:span><text:span text:style-name="T63"> :</text:span><text:s/>fait la liaison entre le bios et le système d’exploitation</text:p>
      <text:p text:style-name="Normal"><text:span text:style-name="T64">Clone Disque</text:span><text:span text:style-name="T65">/ programmation orienté objet</text:span></text:p>
      <text:p text:style-name="Normal">NAS (DS 120)<text:s/>serveur<text:s/></text:p>
      <text:p text:style-name="Normal">Windows Server</text:p>
      <text:soft-page-break/>
      <text:p text:style-name="Normal">Puce TPM</text:p>
      <text:p text:style-name="P66">Invite de Commande :</text:p>
      <text:p text:style-name="Normal">Shell</text:p>
      <text:p text:style-name="P67">Serveur :</text:p>
      <text:p text:style-name="P68">RED Zero RED un RED 5<text:s/></text:p>
      <text:p text:style-name="P69">Logiciel :</text:p>
      <text:p text:style-name="P70">CAO/DAO/VoIP/Adobe/Office 365/Photoshop/Affinity/Sage</text:p>
      <text:p text:style-name="P71">Windows 10</text:p>
      <text:p text:style-name="Normal">Education / Pro / Entreprise / Famille</text:p>
      <text:p text:style-name="Normal">WinPE/ WinRE/ Sysprep (Master, Ghost)/ WAIK / DISM/ WADK Tools Windiws 10 ADK</text:p>
      <text:p text:style-name="Normal">Gestionnaire Périphérique/ WinDirStat/ Wire shark/<text:s/></text:p>
      <text:p text:style-name="Normal">Pare feu : Windows Defender, McAfee</text:p>
      <text:p text:style-name="Normal">Port : 3389 (http : 443, https : 465)</text:p>
      <text:p text:style-name="Normal">Protocole de prise en mains a distance<text:s/></text:p>
      <text:p text:style-name="Normal">!!! Windows Famille pas de bureau à distance !!!</text:p>
      <text:p text:style-name="P72">Linux</text:p>
      <text:p text:style-name="Normal">Invite de commande : apt dist-upgrade</text:p>
      <text:p text:style-name="Normal"><text:s text:c="40"/>Apt update &amp; apt upgrade -y &amp; apt autoremove -y</text:p>
      <text:p text:style-name="Normal">Formatux</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tlf_cdefinition" style:display-name="tlf_cdefinition" style:family="text" style:parent-style-name="Policepardéfaut"/>
    <style:style style:name="tlf_cexemple" style:display-name="tlf_cexemple" style:family="text" style:parent-style-name="Policepardéfaut"/>
    <style:style style:name="tlf_cpublication" style:display-name="tlf_cpublication" style:family="text" style:parent-style-name="Policepardéfaut"/>
    <style:style style:name="tlf_cdate" style:display-name="tlf_cdate" style:family="text" style:parent-style-name="Policepardéfaut"/>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fr" style:country-asian="FR" fo:hyphenate="true"/>
    </style:style>
    <style:style style:name="lang-en" style:display-name="lang-en" style:family="text" style:parent-style-name="Policepardéfau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RAVELEAU Bastien</meta:initial-creator>
    <dc:creator>GRAVELEAU Bastien</dc:creator>
    <meta:creation-date>2021-10-12T13:35:00Z</meta:creation-date>
    <dc:date>2021-10-14T08:45:00Z</dc:date>
    <meta:template xlink:href="Normal" xlink:type="simple"/>
    <meta:editing-cycles>1</meta:editing-cycles>
    <meta:editing-duration>PT148980S</meta:editing-duration>
    <meta:document-statistic meta:page-count="2" meta:paragraph-count="9" meta:word-count="719" meta:character-count="4665" meta:row-count="32" meta:non-whitespace-character-count="3955"/>
  </office:meta>
</office:document-meta>
</file>